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Fram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his is the test templ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uslans</meta:initial-creator>
    <meta:creation-date>2009-12-15T14:27:54</meta:creation-date>
    <dc:date>2010-04-30T16:34:10</dc:date>
    <dc:creator>Ruslans</dc:creator>
    <meta:editing-duration>PT00H01M26S</meta:editing-duration>
    <meta:editing-cycles>3</meta:editing-cycles>
    <meta:generator>OpenOffice.org/3.0$Linux OpenOffice.org_project/300m15$Build-9379</meta:generator>
    <meta:document-statistic meta:table-count="0" meta:image-count="0" meta:object-count="0" meta:page-count="1" meta:paragraph-count="1" meta:word-count="5" meta:character-count="25"/>
  </office:meta>
</office:document-meta>
</file>